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0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11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13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15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16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17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e1dbb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981ee4"/>
    </style:style>
    <style:style style:name="T14" style:family="text">
      <style:text-properties officeooo:rsid="011d035b"/>
    </style:style>
    <style:style style:name="T15" style:family="text">
      <style:text-properties officeooo:rsid="011e1d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3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14"/>
      <text:p text:style-name="P10"/>
      <text:p text:style-name="P11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13"/>
      <text:p text:style-name="P15">Wer bin ich?<text:tab/><text:tab/><text:tab/>[ver bin iħx]<text:tab/><text:tab/><text:tab/>Who am I?</text:p>
      <text:p text:style-name="P15"/>
      <text:p text:style-name="P15"/>
      <text:p text:style-name="P15">Ich bin<text:tab/></text:p>
      <text:p text:style-name="P15"/>
      <text:p text:style-name="P15">du bist</text:p>
      <text:p text:style-name="P15"/>
      <text:p text:style-name="P15">er/sie/es ist</text:p>
      <text:p text:style-name="P15"/>
      <text:p text:style-name="P15">wir sind<text:tab/><text:tab/><text:tab/><text:tab/>[vi żind]<text:tab/><text:tab/><text:tab/>we are plural</text:p>
      <text:p text:style-name="P15"/>
      <text:p text:style-name="P15">ihr seid<text:tab/><text:tab/><text:tab/><text:tab/>[ ija sajd ]<text:tab/><text:tab/><text:tab/>you are plural</text:p>
      <text:p text:style-name="P15"/>
      <text:p text:style-name="P15">sie sind<text:tab/><text:tab/><text:tab/><text:tab/>[żi żind]<text:tab/><text:tab/><text:tab/>they are</text:p>
      <text:p text:style-name="P15"/>
      <text:p text:style-name="P15"/>
      <text:p text:style-name="P15">Ich bin Anna<text:tab/><text:tab/><text:tab/>← combined with a name</text:p>
      <text:p text:style-name="P15"/>
      <text:p text:style-name="P15">Du bist <text:tab/>aufmerksam<text:tab/><text:tab/>← or with an adjective<text:tab/><text:tab/>You are attentive</text:p>
      <text:p text:style-name="P15">[du bist awf-merk-żam]</text:p>
      <text:p text:style-name="P15"/>
      <text:p text:style-name="P15">Sie sind beeindruckt<text:tab/><text:tab/>← Or even with a particple<text:tab/>They are impressed</text:p>
      <text:p text:style-name="P15">[żi żind b<text:span text:style-name="T9">i-</text:span>ajnd-rukt]</text:p>
      <text:p text:style-name="P15"/>
      <text:p text:style-name="P16">(A participle is a word derived from a verb that can be used as an adjective or to form certain verb tenses.) </text:p>
      <text:p text:style-name="P15"/>
      <text:p text:style-name="P17">aufmerksam<text:tab/>← <text:tab/>attentive</text:p>
      <text:p text:style-name="P17">[ awf-merk-żam ]</text:p>
      <text:p text:style-name="P17"/>
      <text:p text:style-name="P17">beeindruckt<text:tab/>←<text:tab/>impressed</text:p>
      <text:p text:style-name="P17">[ bi-ajnd-rukt ]</text:p>
      <text:p text:style-name="P7">_________________________________________________________________________________________________</text:p>
      <text:p text:style-name="P7"/>
      <text:p text:style-name="P25">Learn German: Is German Easy? | German Cognates | German In 60 Seconds<text:span text:style-name="T12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7"/>
      <text:p text:style-name="P18">singen<text:tab/><text:tab/><text:tab/>[żin-gen]<text:tab/><text:tab/><text:tab/>to sing</text:p>
      <text:p text:style-name="P18"/>
      <text:p text:style-name="P18">bringen<text:tab/><text:tab/><text:tab/>[ brin-gen ]<text:tab/><text:tab/><text:tab/>to bring<text:tab/><text:tab/></text:p>
      <text:p text:style-name="P18"/>
      <text:p text:style-name="P18">finden<text:tab/><text:tab/><text:tab/>[ find-in ]<text:tab/><text:tab/><text:tab/>to find</text:p>
      <text:p text:style-name="P18"/>
      <text:p text:style-name="P18">fallen<text:tab/><text:tab/><text:tab/><text:span text:style-name="T14">[ fal-in ]<text:tab/><text:tab/><text:tab/><text:tab/>to fall</text:span></text:p>
      <text:p text:style-name="P18"/>
      <text:p text:style-name="P18">profitieren<text:tab/><text:tab/>[ pro-fi-ti-rin ]<text:tab/><text:tab/><text:tab/>to profit</text:p>
      <text:p text:style-name="P18"><text:tab/><text:tab/></text:p>
      <text:p text:style-name="P22">kochen<text:tab/><text:tab/><text:tab/>[ koħ-in ]<text:tab/><text:tab/><text:tab/>to cook</text:p>
      <text:p text:style-name="P22"><text:soft-page-break/>schwimmen<text:tab/><text:tab/>[ xwim-men ]<text:tab/><text:tab/><text:tab/>to swim</text:p>
      <text:p text:style-name="P22"/>
      <text:p text:style-name="P22">sehen<text:tab/><text:tab/><text:tab/>[ żin ]<text:tab/><text:tab/><text:tab/><text:tab/>to see</text:p>
      <text:p text:style-name="P22"/>
      <text:p text:style-name="P22">Ich bringe <text:span text:style-name="T15">e</text:span>in Buch zur Schule<text:tab/><text:tab/><text:tab/><text:tab/>I bring a book to school</text:p>
      <text:p text:style-name="P23">[ iħx brin-ge ajn<text:tab/>buħ zu xu-le ]</text:p>
      <text:p text:style-name="P22"/>
      <text:p text:style-name="P20">_________________________________________________________________________________________________</text:p>
      <text:p text:style-name="P20"/>
      <text:p text:style-name="P23">hallo<text:tab/><text:tab/>ħalo</text:p>
      <text:p text:style-name="P23">danke<text:tab/><text:tab/>danka</text:p>
      <text:p text:style-name="P23">tschüss<text:tab/><text:tab/>ċquss</text:p>
      <text:p text:style-name="P23"/>
      <text:p text:style-name="P23"/>
      <text:p text:style-name="P23">Hallo, ich bin Freddy.</text:p>
      <text:p text:style-name="P23">Hallo Freddy, Ich bin Maia.</text:p>
      <text:p text:style-name="P23"/>
      <text:p text:style-name="P23">Willkommen in Berlin!<text:tab/><text:tab/><text:tab/><text:tab/><text:tab/>Welcome to Berlin</text:p>
      <text:p text:style-name="P23">[ vil-kommin in berlin ]</text:p>
      <text:p text:style-name="P23"/>
      <text:p text:style-name="P24">Danke!</text:p>
      <text:p text:style-name="P23"/>
      <text:p text:style-name="P24">Tschüss Freddy!</text:p>
      <text:p text:style-name="P24"/>
      <text:p text:style-name="P24">Bis später, Maria<text:tab/><text:tab/><text:tab/><text:tab/><text:tab/>See you later, Maria.</text:p>
      <text:p text:style-name="P24">[ bis, xpej-ta marija ]</text:p>
      <text:p text:style-name="P24"/>
      <text:p text:style-name="P24">bis<text:tab/><text:tab/>← <text:tab/>until</text:p>
      <text:p text:style-name="P24">später<text:tab/><text:tab/>←<text:tab/>later</text:p>
      <text:p text:style-name="P24">bis später<text:tab/>← <text:tab/>see you later</text:p>
      <text:p text:style-name="P24"/>
      <text:p text:style-name="P21">_________________________________________________________________________________________________</text:p>
      <text:p text:style-name="P7"/>
      <text:p text:style-name="P9">Das ist unsere Nachbarin – Laura!</text:p>
      <text:p text:style-name="P9">[ das <text:s/>ist <text:s/>un-że-re <text:s/>naħ-barin Lawra ]</text:p>
      <text:p text:style-name="P8"/>
      <text:p text:style-name="P9">unsere<text:tab/><text:tab/>[ un-że-re ]<text:tab/><text:tab/>our</text:p>
      <text:p text:style-name="P9">Nachbarin<text:tab/>[ naħ-barin ]<text:tab/><text:tab/><text:bookmark text:name="tw-target-text5"/>neighbor</text:p>
      <text:p text:style-name="P9"/>
      <text:p text:style-name="P9">Laura ist im Supermarkt</text:p>
      <text:p text:style-name="P9">[ Lawra <text:s/>ist <text:s/>im <text:s/>żuper-mark ]</text:p>
      <text:p text:style-name="P9"/>
      <text:p text:style-name="P9">Sie geht einkaufen<text:tab/><text:tab/><text:tab/>she goes shopping</text:p>
      <text:p text:style-name="P9">[ żi <text:s/>get <text:s/>ajn-kaw-fin <text:s/>]</text:p>
      <text:p text:style-name="P9"/>
      <text:p text:style-name="P9">Sie braucht Kartoffeln<text:tab/><text:tab/><text:tab/>She needs potatoes</text:p>
      <text:p text:style-name="P12">[ żi brawħt <text:s/>kar-tof-en ]</text:p>
      <text:p text:style-name="P12"><text:soft-page-break/></text:p>
      <text:p text:style-name="P12">Tomaten</text:p>
      <text:p text:style-name="P12">[ tomatin ]</text:p>
      <text:p text:style-name="P12"/>
      <text:p text:style-name="P12">und ein Brot.</text:p>
      <text:p text:style-name="P12">[ und ajn Brot ]</text:p>
      <text:p text:style-name="P12">and a bread.</text:p>
      <text:p text:style-name="P12"/>
      <text:p text:style-name="P12">Laura kauft auch einen Saft<text:tab/><text:tab/>Laura also buys some juice</text:p>
      <text:p text:style-name="P12">[ Lawra kawft awħ ajnin żaft ]</text:p>
      <text:p text:style-name="P12"/>
      <text:p text:style-name="P12">Und zwei Bananen</text:p>
      <text:p text:style-name="P12">[ und <text:s/>zvaj <text:s/>ban-an-en]</text:p>
      <text:p text:style-name="P12"/>
      <text:p text:style-name="P12">Das alles kostet 18,30 Euro</text:p>
      <text:p text:style-name="P12">[ Das al-les kostet aħt-ten <text:s/>ojro <text:s/>drajsix ]</text:p>
      <text:p text:style-name="P5"/>
      <text:p text:style-name="P6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2-25T19:14:40.541996754</dc:date>
    <meta:editing-duration>PT22H35S</meta:editing-duration>
    <meta:editing-cycles>128</meta:editing-cycles>
    <meta:generator>LibreOffice/7.3.7.2$Linux_X86_64 LibreOffice_project/30$Build-2</meta:generator>
    <meta:document-statistic meta:table-count="0" meta:image-count="0" meta:object-count="0" meta:page-count="3" meta:paragraph-count="72" meta:word-count="394" meta:character-count="2478" meta:non-whitespace-character-count="2041"/>
  </office:meta>
</office:document-meta>
</file>